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article "PyramidFlow: High-Resolution Defect Contrastive Localization using Pyramid Normalizing Flow" by Jiarui Lei et al., introduces PyramidFlow, a novel approach for high-resolution defect localization in industrial images. This method is significant for its ability to operate without relying on pre-trained models, distinguishing it from other unsupervised methods that might compromise visual performance due to low-resolution outputs.</text:p>
      <text:p text:style-name="Text_20_body"><text:span text:style-name="Strong_20_Emphasis">Key Characteristics:</text:span></text:p>
      <text:list text:style-name="L1">
        <text:list-item>
          <text:p text:style-name="P1"><text:span text:style-name="Strong_20_Emphasis">Model Structure:</text:span> PyramidFlow utilizes a fully normalizing flow method, incorporating latent templates for defect contrastive localization. This structure avoids the ill-posed nature of reconstruction-based methods and surpasses the limitations of anomaly-based methods that depend heavily on texture-aware pre-trained models.</text:p>
        </text:list-item>
        <text:list-item>
          <text:p text:style-name="P1"><text:span text:style-name="Strong_20_Emphasis">Learning Technique:</text:span> The approach is fundamentally unsupervised, leveraging the concept of pyramid-like normalizing flows for multi-scale feature fusing. It introduces a novel volume normalization technique to aid in model generalization.</text:p>
        </text:list-item>
        <text:list-item>
          <text:p text:style-name="P1"><text:span text:style-name="Strong_20_Emphasis">Advantages Over Other Approaches:</text:span></text:p>
          <text:list>
            <text:list-item>
              <text:p text:style-name="P2">PyramidFlow provides high-resolution defect localization, a significant improvement over methods yielding low-resolution outcomes.</text:p>
            </text:list-item>
            <text:list-item>
              <text:p text:style-name="P2">It efficiently reduces intra-class variance without relying on pre-trained models, enabling better generalization across various defect types.</text:p>
            </text:list-item>
            <text:list-item>
              <text:p text:style-name="P2">The method supports end-to-end training from scratch, similar to UNet for biomedical image segmentation.</text:p>
            </text:list-item>
          </text:list>
        </text:list-item>
        <text:list-item>
          <text:p text:style-name="P1"><text:span text:style-name="Strong_20_Emphasis">Dataset Labeling Requirement:</text:span> The model operates in an unsupervised manner, which implies no need for labeled datasets for training. It's designed to work with defect-free samples only, overcoming the challenges of acquiring sufficient defective samples for supervised learning.</text:p>
        </text:list-item>
        <text:list-item>
          <text:p text:style-name="P1"><text:span text:style-name="Strong_20_Emphasis">Performance Metrics:</text:span></text:p>
          <text:list>
            <text:list-item>
              <text:p text:style-name="P2">The method has been extensively tested on the MVTec Anomaly Detection Dataset (MVTecAD), showcasing superior performance compared to comparable algorithms that do not use external priors.</text:p>
            </text:list-item>
            <text:list-item>
              <text:p text:style-name="P2">It also achieves state-of-the-art results in more challenging scenarios, indicated by its performance on the BeanTech Anomaly Detection Dataset (BTAD).</text:p>
            </text:list-item>
          </text:list>
        </text:list-item>
        <text:list-item>
          <text:p text:style-name="P1"><text:span text:style-name="Strong_20_Emphasis">Training/Test Datasets:</text:span> PyramidFlow was evaluated using the MVTec Anomaly Detection Dataset (MVTecAD) and the BeanTech Anomaly Detection Dataset (BTAD), demonstrating its effectiveness across a wide range of industrial defect images.</text:p>
        </text:list-item>
      </text:list>
      <text:p text:style-name="Text_20_body">The absence of specific information regarding the exact performance metrics (like AUROC or AUPRO percentages) in the provided snippets indicates that such details might be discussed more thoroughly within the full text of the articles. However, it's clear from the available information that PyramidFlow represents a significant advancement in the field of unsupervised anomaly detection, particularly in high-resolution defect localization task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56:56.193000000</meta:creation-date>
    <dc:date>2024-03-14T17:57:16.405000000</dc:date>
    <meta:editing-duration>PT20S</meta:editing-duration>
    <meta:editing-cycles>1</meta:editing-cycles>
    <meta:document-statistic meta:table-count="0" meta:image-count="0" meta:object-count="0" meta:page-count="1" meta:paragraph-count="14" meta:word-count="364" meta:character-count="2763" meta:non-whitespace-character-count="2424"/>
    <meta:generator>LibreOffice/7.6.1.2$Windows_X86_64 LibreOffice_project/f5defcebd022c5bc36bbb79be232cb6926d8f674</meta:generator>
  </office:meta>
</office:document-meta>
</file>